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, 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91cm"/>
    </style:style>
    <style:style style:name="co2" style:family="table-column">
      <style:table-column-properties fo:break-before="auto" style:column-width="13.49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796cm"/>
    </style:style>
    <style:style style:name="co6" style:family="table-column">
      <style:table-column-properties fo:break-before="auto" style:column-width="7.02cm"/>
    </style:style>
    <style:style style:name="co7" style:family="table-column">
      <style:table-column-properties fo:break-before="auto" style:column-width="2.596cm"/>
    </style:style>
    <style:style style:name="co8" style:family="table-column">
      <style:table-column-properties fo:break-before="auto" style:column-width="2.043cm"/>
    </style:style>
    <style:style style:name="co9" style:family="table-column">
      <style:table-column-properties fo:break-before="auto" style:column-width="2.245cm"/>
    </style:style>
    <style:style style:name="co10" style:family="table-column">
      <style:table-column-properties fo:break-before="auto" style:column-width="1.967cm"/>
    </style:style>
    <style:style style:name="co11" style:family="table-column">
      <style:table-column-properties fo:break-before="auto" style:column-width="1.275cm"/>
    </style:style>
    <style:style style:name="co12" style:family="table-column">
      <style:table-column-properties fo:break-before="auto" style:column-width="2.78cm"/>
    </style:style>
    <style:style style:name="co13" style:family="table-column">
      <style:table-column-properties fo:break-before="auto" style:column-width="1.586cm"/>
    </style:style>
    <style:style style:name="co14" style:family="table-column">
      <style:table-column-properties fo:break-before="auto" style:column-width="1.517cm"/>
    </style:style>
    <style:style style:name="co15" style:family="table-column">
      <style:table-column-properties fo:break-before="auto" style:column-width="18.59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446cm" fo:break-before="auto" style:use-optimal-row-height="true"/>
    </style:style>
    <style:style style:name="ro4" style:family="table-row">
      <style:table-row-properties style:row-height="0.98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cm"/>
      <style:text-properties style:font-name="Lucida Sans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ucida 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ucida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66cc" style:vertical-align="middle"/>
      <style:text-properties style:font-name="Lucida Sans"/>
    </style:style>
    <style:style style:name="ce6" style:family="table-cell" style:parent-style-name="Default">
      <style:text-properties style:font-name="Lucida Sans"/>
    </style:style>
    <style:style style:name="ce7" style:family="table-cell" style:parent-style-name="Default">
      <style:table-cell-properties fo:background-color="#99ccff"/>
    </style:style>
    <style:style style:name="ce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66cc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Lucida Sans"/>
    </style:style>
  </office:automatic-styles>
  <office:body>
    <office:spreadsheet>
      <table:content-validations>
        <table:content-validation table:name="val1" table:condition="of:cell-content-is-in-list([$Dados.$A$2:.$A$3])" table:allow-empty-cell="true" table:display-list="unsorted" table:base-cell-address="Components.D3">
          <table:error-message table:message-type="stop" table:display="true"/>
        </table:content-validation>
        <table:content-validation table:name="val2" table:condition="of:cell-content-is-in-list([$Dados.$A$2:.$A$3])" table:allow-empty-cell="true" table:display-list="unsorted" table:base-cell-address="Cenarios.B2">
          <table:error-message table:message-type="stop" table:display="true"/>
        </table:content-validation>
        <table:content-validation table:name="val3" table:condition="of:cell-content-is-in-list([$Dados.$B$2:.$B$3])" table:allow-empty-cell="true" table:display-list="unsorted" table:base-cell-address="Cenarios.C100"/>
        <table:content-validation table:name="val4" table:condition="of:cell-content-is-in-list([$Dados.$A$2:.$A$3])" table:allow-empty-cell="true" table:display-list="unsorted" table:base-cell-address="'UMDF - Casos de Teste'.B3"/>
        <table:content-validation table:name="val5" table:condition="of:cell-content-is-in-list([$Dados.$A$2:.$A$3])" table:allow-empty-cell="true" table:display-list="unsorted" table:base-cell-address="'UMDF - Casos de Teste'.B300"/>
        <table:content-validation table:name="val6" table:condition="of:cell-content-is-in-list([$Dados.$B$2:.$B$3])" table:allow-empty-cell="true" table:display-list="unsorted" table:base-cell-address="'UMDF - Casos de Teste'.C2"/>
        <table:content-validation table:name="val7" table:condition="of:cell-content-is-in-list([$Dados.$B$2:.$B$3])" table:allow-empty-cell="true" table:display-list="unsorted" table:base-cell-address="'UMDF - Casos de Teste'.C197"/>
      </table:content-validations>
      <table:table table:name="Components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1" office:value-type="string">
            <text:p>Objective</text:p>
          </table:table-cell>
        </table:table-row>
        <table:table-row table:style-name="ro1">
          <table:table-cell office:value-type="string">
            <text:p>connector</text:p>
          </table:table-cell>
          <table:table-cell office:value-type="string">
            <text:p>Biblioteca para conexao aos servicos de envio de ordens e MarketData</text:p>
          </table:table-cell>
        </table:table-row>
        <table:table-row table:style-name="ro1">
          <table:table-cell office:value-type="string">
            <text:p>core</text:p>
          </table:table-cell>
          <table:table-cell office:value-type="string">
            <text:p>Biblioteca com 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string">
            <text:p>Biblioteca para manipulacao de dados e arquivos</text:p>
          </table:table-cell>
        </table:table-row>
        <table:table-row table:style-name="ro1">
          <table:table-cell office:value-type="string">
            <text:p>db</text:p>
          </table:table-cell>
          <table:table-cell office:value-type="string">
            <text:p>Biblioteca para persistencia em banco de dados</text:p>
          </table:table-cell>
        </table:table-row>
        <table:table-row table:style-name="ro1">
          <table:table-cell office:value-type="string">
            <text:p>engine</text:p>
          </table:table-cell>
          <table:table-cell office:value-type="string">
            <text:p>Servico de recebimento de ordens</text:p>
          </table:table-cell>
        </table:table-row>
        <table:table-row table:style-name="ro1">
          <table:table-cell office:value-type="string">
            <text:p>model</text:p>
          </table:table-cell>
          <table:table-cell/>
        </table:table-row>
        <table:table-row table:style-name="ro1">
          <table:table-cell office:value-type="string">
            <text:p>logging</text:p>
          </table:table-cell>
          <table:table-cell office:value-type="string">
            <text:p>Biblioteca para tratamento de logs</text:p>
          </table:table-cell>
        </table:table-row>
        <table:table-row table:style-name="ro1">
          <table:table-cell office:value-type="string">
            <text:p>messaging</text:p>
          </table:table-cell>
          <table:table-cell office:value-type="string">
            <text:p>Biblioteca para codificação/decodificação de mensagens no formato FIX</text:p>
          </table:table-cell>
        </table:table-row>
        <table:table-row table:style-name="ro1">
          <table:table-cell office:value-type="string">
            <text:p>ui</text:p>
          </table:table-cell>
          <table:table-cell/>
        </table:table-row>
        <table:table-row table:style-name="ro1">
          <table:table-cell office:value-type="string">
            <text:p>market_data</text:p>
          </table:table-cell>
          <table:table-cell office:value-type="string">
            <text:p>Servico para prover dados do mercado aos sistemas cliente</text:p>
          </table:table-cell>
        </table:table-row>
      </table:table>
      <table:table table:name="Cenarios" table:style-name="ta1">
        <table:table-column table:style-name="co4" table:default-cell-style-name="ce3"/>
        <table:table-column table:style-name="co5" table:default-cell-style-name="ce3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4" table:number-columns-repeated="1019" table:default-cell-style-name="ce6"/>
        <table:table-row table:style-name="ro1">
          <table:table-cell table:style-name="ce2" office:value-type="string" table:number-columns-spanned="1" table:number-rows-spanned="2">
            <text:p>Cenário</text:p>
          </table:table-cell>
          <table:table-cell table:style-name="ce2" office:value-type="string" table:number-columns-spanned="1" table:number-rows-spanned="2">
            <text:p>Descrição</text:p>
          </table:table-cell>
          <table:table-cell table:style-name="ce2" office:value-type="string" table:number-columns-spanned="1" table:number-rows-spanned="2">
            <text:p>Objetivo</text:p>
          </table:table-cell>
          <table:table-cell table:number-columns-repeated="1021"/>
        </table:table-row>
        <table:table-row table:style-name="ro1">
          <table:covered-table-cell table:number-columns-repeated="3" table:style-name="ce2"/>
          <table:table-cell office:value-type="string">
            <text:p>Desenvolver</text:p>
          </table:table-cell>
          <table:table-cell office:value-type="string">
            <text:p>Concluído</text:p>
          </table:table-cell>
          <table:table-cell table:number-columns-repeated="1019"/>
        </table:table-row>
        <table:table-row table:style-name="ro2">
          <table:table-cell office:value-type="string">
            <text:p>A</text:p>
          </table:table-cell>
          <table:table-cell office:value-type="string">
            <text:p>Mensagens de Sessão</text:p>
          </table:table-cell>
          <table:table-cell table:style-name="ce4" office:value-type="string">
            <text:p>Testar as mensagens FIX de sessão, disponíveis no UMDF PUMA </text:p>
          </table:table-cell>
          <table:table-cell table:content-validation-name="val1" office:value-type="string">
            <text:p>Sim</text:p>
          </table:table-cell>
          <table:table-cell table:formula="of:=[.G3]/[.F3]" office:value-type="float" office:value="0">
            <text:p>0</text:p>
          </table:table-cell>
          <table:table-cell table:formula="of:=['UMDF - Casos de Teste'.E7]" office:value-type="float" office:value="2">
            <text:p>2</text:p>
          </table:table-cell>
          <table:table-cell table:formula="of:=['UMDF - Casos de Teste'.F7]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B</text:p>
          </table:table-cell>
          <table:table-cell office:value-type="string">
            <text:p>Fases do Pregão</text:p>
          </table:table-cell>
          <table:table-cell table:style-name="ce4" office:value-type="string">
            <text:p>Passar por todas as Fases do Pregão e Estados de Instrumentos </text:p>
          </table:table-cell>
          <table:table-cell table:content-validation-name="val1" office:value-type="string">
            <text:p>Sim</text:p>
          </table:table-cell>
          <table:table-cell table:formula="of:=[.G4]/[.F4]" office:value-type="float" office:value="0">
            <text:p>0</text:p>
          </table:table-cell>
          <table:table-cell table:formula="of:=['UMDF - Casos de Teste'.E11]+['UMDF - Casos de Teste'.E19]+['UMDF - Casos de Teste'.E33]+['UMDF - Casos de Teste'.E43]+['UMDF - Casos de Teste'.E49]+['UMDF - Casos de Teste'.E58]+['UMDF - Casos de Teste'.E67]" office:value-type="float" office:value="12">
            <text:p>12</text:p>
          </table:table-cell>
          <table:table-cell table:formula="of:=['UMDF - Casos de Teste'.F11]+['UMDF - Casos de Teste'.F19]+['UMDF - Casos de Teste'.F33]+['UMDF - Casos de Teste'.F43]+['UMDF - Casos de Teste'.F49]+['UMDF - Casos de Teste'.F58]+['UMDF - Casos de Teste'.F67]" office:value-type="float" office:value="0">
            <text:p>0</text:p>
          </table:table-cell>
          <table:table-cell table:number-columns-repeated="1017"/>
        </table:table-row>
        <table:table-row table:style-name="ro3">
          <table:table-cell office:value-type="string">
            <text:p>C</text:p>
          </table:table-cell>
          <table:table-cell office:value-type="string">
            <text:p>Notícias</text:p>
          </table:table-cell>
          <table:table-cell table:style-name="ce4" office:value-type="string">
            <text:p>Receber mensagens de Notícias nos canais regulares e no Canal de Notícias </text:p>
          </table:table-cell>
          <table:table-cell table:content-validation-name="val1" office:value-type="string">
            <text:p>Não</text:p>
          </table:table-cell>
          <table:table-cell table:style-name="Default" table:formula="of:=[.G5]/[.F5]" office:value-type="float" office:value="0">
            <text:p>0</text:p>
          </table:table-cell>
          <table:table-cell table:formula="of:=['UMDF - Casos de Teste'.E73]+['UMDF - Casos de Teste'.E77]" office:value-type="float" office:value="2">
            <text:p>2</text:p>
          </table:table-cell>
          <table:table-cell table:formula="of:=['UMDF - Casos de Teste'.F73]+['UMDF - Casos de Teste'.F77]" office:value-type="float" office:value="0">
            <text:p>0</text:p>
          </table:table-cell>
          <table:table-cell table:number-columns-repeated="1017"/>
        </table:table-row>
        <table:table-row table:style-name="ro3">
          <table:table-cell office:value-type="string">
            <text:p>D</text:p>
          </table:table-cell>
          <table:table-cell office:value-type="string">
            <text:p>Recuperação de dados do mercado</text:p>
          </table:table-cell>
          <table:table-cell table:style-name="ce4" office:value-type="string">
            <text:p>Simular a recuperação de dados de mercado por mensagens de Snapshot e TCP Recovery </text:p>
          </table:table-cell>
          <table:table-cell table:content-validation-name="val1" office:value-type="string">
            <text:p>Sim</text:p>
          </table:table-cell>
          <table:table-cell table:style-name="Default" table:formula="of:=[.G6]/[.F6]" office:value-type="float" office:value="0">
            <text:p>0</text:p>
          </table:table-cell>
          <table:table-cell table:formula="of:=['UMDF - Casos de Teste'.E81]+['UMDF - Casos de Teste'.E88]+['UMDF - Casos de Teste'.E94]" office:value-type="float" office:value="5">
            <text:p>5</text:p>
          </table:table-cell>
          <table:table-cell table:formula="of:=['UMDF - Casos de Teste'.F81]+['UMDF - Casos de Teste'.F88]+['UMDF - Casos de Teste'.F94]" office:value-type="float" office:value="0">
            <text:p>0</text:p>
          </table:table-cell>
          <table:table-cell table:number-columns-repeated="1017"/>
        </table:table-row>
        <table:table-row table:style-name="ro4">
          <table:table-cell office:value-type="string">
            <text:p>E</text:p>
          </table:table-cell>
          <table:table-cell office:value-type="string">
            <text:p>Estratégias</text:p>
          </table:table-cell>
          <table:table-cell table:style-name="ce4" office:value-type="string">
            <text:p>Verificar mensagens de difusão de dados para EDS e UDS </text:p>
          </table:table-cell>
          <table:table-cell table:content-validation-name="val1" office:value-type="string">
            <text:p>Não</text:p>
          </table:table-cell>
          <table:table-cell table:style-name="Default"/>
          <table:table-cell table:number-columns-repeated="1019"/>
        </table:table-row>
        <table:table-row table:style-name="ro4">
          <table:table-cell office:value-type="string">
            <text:p>F</text:p>
          </table:table-cell>
          <table:table-cell office:value-type="string">
            <text:p>Empréstimo de títulos (BTC)</text:p>
          </table:table-cell>
          <table:table-cell table:style-name="ce4" office:value-type="string">
            <text:p>Validar mensagens de difusão de dados do BTC </text:p>
          </table:table-cell>
          <table:table-cell table:content-validation-name="val1" office:value-type="string">
            <text:p>Não</text:p>
          </table:table-cell>
          <table:table-cell table:style-name="Default"/>
          <table:table-cell table:number-columns-repeated="1019"/>
        </table:table-row>
        <table:table-row table:style-name="ro4">
          <table:table-cell office:value-type="string">
            <text:p>G</text:p>
          </table:table-cell>
          <table:table-cell office:value-type="string">
            <text:p>Renda Fixa (Bovespa Fix)</text:p>
          </table:table-cell>
          <table:table-cell table:style-name="ce4" office:value-type="string">
            <text:p>Validar o tratamento de mensagens de difusão de dados de Renda Fixa </text:p>
          </table:table-cell>
          <table:table-cell table:content-validation-name="val1" office:value-type="string">
            <text:p>Não</text:p>
          </table:table-cell>
          <table:table-cell table:style-name="Default"/>
          <table:table-cell table:number-columns-repeated="1019"/>
        </table:table-row>
        <table:table-row table:style-name="ro1" table:number-rows-repeated="4">
          <table:table-cell table:number-columns-repeated="2"/>
          <table:table-cell table:style-name="ce3"/>
          <table:table-cell table:content-validation-name="val1"/>
          <table:table-cell table:number-columns-repeated="1020"/>
        </table:table-row>
        <table:table-row table:style-name="ro1">
          <table:table-cell table:style-name="ce2" office:value-type="string" table:number-columns-spanned="1" table:number-rows-spanned="2">
            <text:p>Cenário</text:p>
          </table:table-cell>
          <table:table-cell table:style-name="ce2" office:value-type="string" table:number-columns-spanned="1" table:number-rows-spanned="2">
            <text:p>Descrição</text:p>
          </table:table-cell>
          <table:table-cell table:style-name="ce2" office:value-type="string" table:number-columns-spanned="1" table:number-rows-spanned="2">
            <text:p>Objetivo</text:p>
          </table:table-cell>
          <table:table-cell table:content-validation-name="val1"/>
          <table:table-cell table:number-columns-repeated="1020"/>
        </table:table-row>
        <table:table-row table:style-name="ro1">
          <table:covered-table-cell table:number-columns-repeated="2" table:style-name="ce2"/>
          <table:covered-table-cell table:style-name="ce5"/>
          <table:table-cell table:content-validation-name="val1"/>
          <table:table-cell table:number-columns-repeated="1020"/>
        </table:table-row>
        <table:table-row table:style-name="ro1">
          <table:table-cell office:value-type="string">
            <text:p>A</text:p>
          </table:table-cell>
          <table:table-cell office:value-type="string">
            <text:p>Ordens Limitada</text:p>
          </table:table-cell>
          <table:table-cell/>
          <table:table-cell table:content-validation-name="val1" office:value-type="string">
            <text:p>Sim</text:p>
          </table:table-cell>
          <table:table-cell table:style-name="Default" table:formula="of:=[.G16]/[.F16]" office:value-type="float" office:value="0">
            <text:p>0</text:p>
          </table:table-cell>
          <table:table-cell table:formula="of:=['EntryPoint - Casos de Teste'.E2]+['EntryPoint - Casos de Teste'.E15]+['EntryPoint - Casos de Teste'.E26]+['EntryPoint - Casos de Teste'.E34]+['EntryPoint - Casos de Teste'.E46]" office:value-type="float" office:value="40">
            <text:p>40</text:p>
          </table:table-cell>
          <table:table-cell table:formula="of:=['EntryPoint - Casos de Teste'.F2]+['EntryPoint - Casos de Teste'.F15]+['EntryPoint - Casos de Teste'.F26]+['EntryPoint - Casos de Teste'.F34]+['EntryPoint - Casos de Teste'.F46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B</text:p>
          </table:table-cell>
          <table:table-cell office:value-type="string">
            <text:p>Ordens a Mercado Limitada</text:p>
          </table:table-cell>
          <table:table-cell/>
          <table:table-cell table:content-validation-name="val1" office:value-type="string">
            <text:p>Sim</text:p>
          </table:table-cell>
          <table:table-cell table:style-name="Default" table:formula="of:=[.G17]/[.F17]" office:value-type="float" office:value="0">
            <text:p>0</text:p>
          </table:table-cell>
          <table:table-cell table:formula="of:=['EntryPoint - Casos de Teste'.E52]+['EntryPoint - Casos de Teste'.E63]+['EntryPoint - Casos de Teste'.E74]+['EntryPoint - Casos de Teste'.E81]+['EntryPoint - Casos de Teste'.E91]" office:value-type="float" office:value="40">
            <text:p>40</text:p>
          </table:table-cell>
          <table:table-cell table:formula="of:=['EntryPoint - Casos de Teste'.F52]+['EntryPoint - Casos de Teste'.F63]+['EntryPoint - Casos de Teste'.F74]+['EntryPoint - Casos de Teste'.F81]+['EntryPoint - Casos de Teste'.F91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C</text:p>
          </table:table-cell>
          <table:table-cell office:value-type="string">
            <text:p>Ordens a Mercado com Proteção</text:p>
          </table:table-cell>
          <table:table-cell/>
          <table:table-cell table:content-validation-name="val1" office:value-type="string">
            <text:p>Sim</text:p>
          </table:table-cell>
          <table:table-cell table:style-name="Default" table:formula="of:=[.G18]/[.F18]" office:value-type="float" office:value="0">
            <text:p>0</text:p>
          </table:table-cell>
          <table:table-cell table:formula="of:=['EntryPoint - Casos de Teste'.E97]+['EntryPoint - Casos de Teste'.E109]+['EntryPoint - Casos de Teste'.E121]+['EntryPoint - Casos de Teste'.E128]+['EntryPoint - Casos de Teste'.E139]+['EntryPoint - Casos de Teste'.E146]" office:value-type="float" office:value="47">
            <text:p>47</text:p>
          </table:table-cell>
          <table:table-cell table:formula="of:=['EntryPoint - Casos de Teste'.F97]+['EntryPoint - Casos de Teste'.F109]+['EntryPoint - Casos de Teste'.F121]+['EntryPoint - Casos de Teste'.F128]+['EntryPoint - Casos de Teste'.F139]+['EntryPoint - Casos de Teste'.F146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D</text:p>
          </table:table-cell>
          <table:table-cell office:value-type="string">
            <text:p>Ordens Stop Limitada</text:p>
          </table:table-cell>
          <table:table-cell/>
          <table:table-cell table:content-validation-name="val1" office:value-type="string">
            <text:p>Sim</text:p>
          </table:table-cell>
          <table:table-cell table:style-name="Default" table:formula="of:=[.G19]/[.F19]" office:value-type="float" office:value="0">
            <text:p>0</text:p>
          </table:table-cell>
          <table:table-cell table:formula="of:=['EntryPoint - Casos de Teste'.E152]+['EntryPoint - Casos de Teste'.E158]+['EntryPoint - Casos de Teste'.E164]" office:value-type="float" office:value="12">
            <text:p>12</text:p>
          </table:table-cell>
          <table:table-cell table:formula="of:=['EntryPoint - Casos de Teste'.F152]+['EntryPoint - Casos de Teste'.F158]+['EntryPoint - Casos de Teste'.F164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E</text:p>
          </table:table-cell>
          <table:table-cell office:value-type="string">
            <text:p>Ordens Stop com Proteção</text:p>
          </table:table-cell>
          <table:table-cell/>
          <table:table-cell table:content-validation-name="val1" office:value-type="string">
            <text:p>Sim</text:p>
          </table:table-cell>
          <table:table-cell table:style-name="Default" table:formula="of:=[.G20]/[.F20]" office:value-type="float" office:value="0">
            <text:p>0</text:p>
          </table:table-cell>
          <table:table-cell table:formula="of:=['EntryPoint - Casos de Teste'.E170]+['EntryPoint - Casos de Teste'.E177]+['EntryPoint - Casos de Teste'.E184]" office:value-type="float" office:value="15">
            <text:p>15</text:p>
          </table:table-cell>
          <table:table-cell table:formula="of:=['EntryPoint - Casos de Teste'.F170]+['EntryPoint - Casos de Teste'.F177]+['EntryPoint - Casos de Teste'.F184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F</text:p>
          </table:table-cell>
          <table:table-cell office:value-type="string">
            <text:p>Ordem de Repasse</text:p>
          </table:table-cell>
          <table:table-cell/>
          <table:table-cell table:content-validation-name="val1" office:value-type="string">
            <text:p>Não</text:p>
          </table:table-cell>
          <table:table-cell table:number-columns-repeated="1020"/>
        </table:table-row>
        <table:table-row table:style-name="ro1">
          <table:table-cell office:value-type="string">
            <text:p>G</text:p>
          </table:table-cell>
          <table:table-cell office:value-type="string">
            <text:p>Ordem Direta</text:p>
          </table:table-cell>
          <table:table-cell/>
          <table:table-cell table:content-validation-name="val1" office:value-type="string">
            <text:p>Não</text:p>
          </table:table-cell>
          <table:table-cell table:number-columns-repeated="1020"/>
        </table:table-row>
        <table:table-row table:style-name="ro1">
          <table:table-cell office:value-type="string">
            <text:p>H</text:p>
          </table:table-cell>
          <table:table-cell office:value-type="string">
            <text:p>Modificação de Conta</text:p>
          </table:table-cell>
          <table:table-cell/>
          <table:table-cell table:content-validation-name="val1" office:value-type="string">
            <text:p>Não</text:p>
          </table:table-cell>
          <table:table-cell table:number-columns-repeated="1020"/>
        </table:table-row>
        <table:table-row table:style-name="ro1">
          <table:table-cell office:value-type="string">
            <text:p>I</text:p>
          </table:table-cell>
          <table:table-cell office:value-type="string">
            <text:p>Registro de Ordens – Quantidade Mínima</text:p>
          </table:table-cell>
          <table:table-cell/>
          <table:table-cell table:content-validation-name="val1" office:value-type="string">
            <text:p>Não</text:p>
          </table:table-cell>
          <table:table-cell table:number-columns-repeated="1020"/>
        </table:table-row>
        <table:table-row table:style-name="ro1">
          <table:table-cell office:value-type="string">
            <text:p>J</text:p>
          </table:table-cell>
          <table:table-cell office:value-type="string">
            <text:p>Registro de Ordens – Quantidade Aparente</text:p>
          </table:table-cell>
          <table:table-cell/>
          <table:table-cell table:content-validation-name="val1" office:value-type="string">
            <text:p>Não</text:p>
          </table:table-cell>
          <table:table-cell table:number-columns-repeated="1020"/>
        </table:table-row>
        <table:table-row table:style-name="ro1">
          <table:table-cell office:value-type="string">
            <text:p>K</text:p>
          </table:table-cell>
          <table:table-cell office:value-type="string">
            <text:p>Ordens com Instrumento Reservado</text:p>
          </table:table-cell>
          <table:table-cell/>
          <table:table-cell table:content-validation-name="val1" office:value-type="string">
            <text:p>Não</text:p>
          </table:table-cell>
          <table:table-cell table:number-columns-repeated="1020"/>
        </table:table-row>
        <table:table-row table:style-name="ro1">
          <table:table-cell office:value-type="string">
            <text:p>M</text:p>
          </table:table-cell>
          <table:table-cell office:value-type="string">
            <text:p>Ordens HFT</text:p>
          </table:table-cell>
          <table:table-cell/>
          <table:table-cell table:content-validation-name="val1" office:value-type="string">
            <text:p>Sim</text:p>
          </table:table-cell>
          <table:table-cell table:style-name="Default"/>
          <table:table-cell table:formula="of:=['EntryPoint - Casos de Teste'.E191]" office:value-type="float" office:value="1">
            <text:p>1</text:p>
          </table:table-cell>
          <table:table-cell table:formula="of:=['EntryPoint - Casos de Teste'.F191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N</text:p>
          </table:table-cell>
          <table:table-cell office:value-type="string">
            <text:p>Ordens MOC</text:p>
          </table:table-cell>
          <table:table-cell/>
          <table:table-cell table:content-validation-name="val1" office:value-type="string">
            <text:p>Não</text:p>
          </table:table-cell>
          <table:table-cell table:number-columns-repeated="1020"/>
        </table:table-row>
        <table:table-row table:style-name="ro1">
          <table:table-cell office:value-type="string">
            <text:p>O</text:p>
          </table:table-cell>
          <table:table-cell office:value-type="string">
            <text:p>EntryPoint Line</text:p>
          </table:table-cell>
          <table:table-cell/>
          <table:table-cell table:content-validation-name="val1" office:value-type="string">
            <text:p>Não</text:p>
          </table:table-cell>
          <table:table-cell table:number-columns-repeated="1020"/>
        </table:table-row>
        <table:table-row table:style-name="ro1">
          <table:table-cell office:value-type="string">
            <text:p>P</text:p>
          </table:table-cell>
          <table:table-cell office:value-type="string">
            <text:p>Self Trade Prevention</text:p>
          </table:table-cell>
          <table:table-cell/>
          <table:table-cell table:content-validation-name="val1" office:value-type="string">
            <text:p>Não</text:p>
          </table:table-cell>
          <table:table-cell table:number-columns-repeated="1020"/>
        </table:table-row>
        <table:table-row table:style-name="ro1">
          <table:table-cell office:value-type="string">
            <text:p>Q</text:p>
          </table:table-cell>
          <table:table-cell office:value-type="string">
            <text:p>Operações de Mercado</text:p>
          </table:table-cell>
          <table:table-cell/>
          <table:table-cell table:content-validation-name="val1" office:value-type="string">
            <text:p>Não</text:p>
          </table:table-cell>
          <table:table-cell table:number-columns-repeated="1020"/>
        </table:table-row>
        <table:table-row table:style-name="ro1">
          <table:table-cell office:value-type="string">
            <text:p>R</text:p>
          </table:table-cell>
          <table:table-cell office:value-type="string">
            <text:p>Termo</text:p>
          </table:table-cell>
          <table:table-cell/>
          <table:table-cell table:content-validation-name="val1" office:value-type="string">
            <text:p>Não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office:value-type="string">
            <text:p>Exercicio e Bloqueio</text:p>
          </table:table-cell>
          <table:table-cell/>
          <table:table-cell table:content-validation-name="val1" office:value-type="string">
            <text:p>Não</text:p>
          </table:table-cell>
          <table:table-cell table:number-columns-repeated="1020"/>
        </table:table-row>
        <table:table-row table:style-name="ro1">
          <table:table-cell office:value-type="string">
            <text:p>T</text:p>
          </table:table-cell>
          <table:table-cell office:value-type="string">
            <text:p>Cancelamento em desconexão</text:p>
          </table:table-cell>
          <table:table-cell/>
          <table:table-cell table:content-validation-name="val1" office:value-type="string">
            <text:p>Não</text:p>
          </table:table-cell>
          <table:table-cell table:number-columns-repeated="1020"/>
        </table:table-row>
        <table:table-row table:style-name="ro1">
          <table:table-cell office:value-type="string">
            <text:p>U</text:p>
          </table:table-cell>
          <table:table-cell office:value-type="string">
            <text:p>Criação e Negociação de Estratégias</text:p>
          </table:table-cell>
          <table:table-cell/>
          <table:table-cell table:content-validation-name="val1" office:value-type="string">
            <text:p>Não</text:p>
          </table:table-cell>
          <table:table-cell table:number-columns-repeated="1020"/>
        </table:table-row>
        <table:table-row table:style-name="ro1">
          <table:table-cell office:value-type="string">
            <text:p>V</text:p>
          </table:table-cell>
          <table:table-cell office:value-type="string">
            <text:p>Message Replay</text:p>
          </table:table-cell>
          <table:table-cell/>
          <table:table-cell table:content-validation-name="val1" office:value-type="string">
            <text:p>Sim</text:p>
          </table:table-cell>
          <table:table-cell table:style-name="Default"/>
          <table:table-cell table:formula="of:=['EntryPoint - Casos de Teste'.E194]" office:value-type="float" office:value="2">
            <text:p>2</text:p>
          </table:table-cell>
          <table:table-cell table:formula="of:=['EntryPoint - Casos de Teste'.F194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W</text:p>
          </table:table-cell>
          <table:table-cell office:value-type="string">
            <text:p>Market Maker Protection</text:p>
          </table:table-cell>
          <table:table-cell/>
          <table:table-cell table:content-validation-name="val1" office:value-type="string">
            <text:p>Não</text:p>
          </table:table-cell>
          <table:table-cell table:number-columns-repeated="1020"/>
        </table:table-row>
        <table:table-row table:style-name="ro1" table:number-rows-repeated="8">
          <table:table-cell table:number-columns-repeated="3"/>
          <table:table-cell table:content-validation-name="val1"/>
          <table:table-cell table:number-columns-repeated="1020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MDF - Casos de Teste" table:style-name="ta1"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3" table:number-columns-repeated="1015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 table:formula="of:=[.E7]+[.E11]+[.E19]+[.E33]+[.E43]+[.E49]+[.E58]+[.E67]+[.E73]+[.E77]+[.E81]+[.E88]+[.E94]" office:value-type="float" office:value="21">
            <text:p>21</text:p>
          </table:table-cell>
          <table:table-cell table:number-columns-repeated="1022"/>
        </table:table-row>
        <table:table-row table:style-name="ro1">
          <table:table-cell office:value-type="string">
            <text:p>Concluidos</text:p>
          </table:table-cell>
          <table:table-cell table:formula="of:=[.F7]+[.F11]+[.F19]+[.F33]+[.F43]+[.F49]+[.F58]+[.F67]+[.F73]+[.F77]+[.F81]+[.F88]+[.F94]" office:value-type="float" office:value="0">
            <text:p>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Passo</text:p>
          </table:table-cell>
          <table:table-cell office:value-type="string">
            <text:p>Desenvolver</text:p>
          </table:table-cell>
          <table:table-cell office:value-type="string">
            <text:p>Status</text:p>
          </table:table-cell>
          <table:table-cell/>
          <table:table-cell office:value-type="string">
            <text:p>Quantidade</text:p>
          </table:table-cell>
          <table:table-cell office:value-type="string">
            <text:p>Concluido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7" table:content-validation-name="val2"/>
          <table:table-cell table:style-name="ce7" table:content-validation-name="val3"/>
          <table:table-cell table:style-name="ce7"/>
          <table:table-cell table:style-name="ce9" table:formula="of:=COUNTIF([.B7:.B9];&quot;Sim&quot;)" office:value-type="float" office:value="2">
            <text:p>2</text:p>
          </table:table-cell>
          <table:table-cell table:style-name="ce9" table:formula="of:=COUNTIF([.C7:.C9];&quot;OK&quot;)" office:value-type="float" office:value="0">
            <text:p>0</text:p>
          </table:table-cell>
          <table:table-cell table:style-name="ce7" table:number-columns-repeated="1018"/>
        </table:table-row>
        <table:table-row table:style-name="ro1">
          <table:table-cell table:style-name="ce8" office:value-type="string">
            <text:p>A.1</text:p>
          </table:table-cell>
          <table:table-cell table:style-name="ce8" table:content-validation-name="val2" office:value-type="string">
            <text:p>Sim</text:p>
          </table:table-cell>
          <table:table-cell table:style-name="ce8" table:content-validation-name="val3" office:value-type="string">
            <text:p>NC</text:p>
          </table:table-cell>
          <table:table-cell table:style-name="ce8"/>
          <table:table-cell table:number-columns-repeated="2"/>
          <table:table-cell table:style-name="ce8" table:number-columns-repeated="1018"/>
        </table:table-row>
        <table:table-row table:style-name="ro1">
          <table:table-cell office:value-type="string">
            <text:p>A.2</text:p>
          </table:table-cell>
          <table:table-cell table:content-validation-name="val2" office:value-type="string">
            <text:p>Sim</text:p>
          </table:table-cell>
          <table:table-cell table:content-validation-name="val3" office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1">
          <table:table-cell table:style-name="ce9" office:value-type="string">
            <text:p>B1</text:p>
          </table:table-cell>
          <table:table-cell table:style-name="ce9" table:content-validation-name="val2"/>
          <table:table-cell table:style-name="ce9" table:content-validation-name="val3"/>
          <table:table-cell table:style-name="ce9"/>
          <table:table-cell table:style-name="ce9" table:formula="of:=COUNTIF([.B12:.B17];&quot;Sim&quot;)" office:value-type="float" office:value="0">
            <text:p>0</text:p>
          </table:table-cell>
          <table:table-cell table:style-name="ce9" table:formula="of:=COUNTIF([.C12:.C17];&quot;OK&quot;)" office:value-type="float" office:value="0">
            <text:p>0</text:p>
          </table:table-cell>
          <table:table-cell table:style-name="ce9" table:number-columns-repeated="1018"/>
        </table:table-row>
        <table:table-row table:style-name="ro1">
          <table:table-cell table:style-name="ce8" office:value-type="string">
            <text:p>B1.1</text:p>
          </table:table-cell>
          <table:table-cell table:style-name="ce8" table:content-validation-name="val2" office:value-type="string">
            <text:p>Não</text:p>
          </table:table-cell>
          <table:table-cell table:style-name="ce8" table:content-validation-name="val3" office:value-type="string">
            <text:p>NC</text:p>
          </table:table-cell>
          <table:table-cell table:style-name="ce8"/>
          <table:table-cell table:number-columns-repeated="2"/>
          <table:table-cell table:style-name="ce8" table:number-columns-repeated="1018"/>
        </table:table-row>
        <table:table-row table:style-name="ro1">
          <table:table-cell office:value-type="string">
            <text:p>B1.2</text:p>
          </table:table-cell>
          <table:table-cell table:content-validation-name="val2" office:value-type="string">
            <text:p>Não</text:p>
          </table:table-cell>
          <table:table-cell table:content-validation-name="val3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1.3</text:p>
          </table:table-cell>
          <table:table-cell table:content-validation-name="val2" office:value-type="string">
            <text:p>Não</text:p>
          </table:table-cell>
          <table:table-cell table:content-validation-name="val3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1.4</text:p>
          </table:table-cell>
          <table:table-cell table:content-validation-name="val2" office:value-type="string">
            <text:p>Não</text:p>
          </table:table-cell>
          <table:table-cell table:content-validation-name="val3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1.5</text:p>
          </table:table-cell>
          <table:table-cell table:content-validation-name="val2" office:value-type="string">
            <text:p>Não</text:p>
          </table:table-cell>
          <table:table-cell table:content-validation-name="val3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1.6</text:p>
          </table:table-cell>
          <table:table-cell table:content-validation-name="val2" office:value-type="string">
            <text:p>Não</text:p>
          </table:table-cell>
          <table:table-cell table:content-validation-name="val3" office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1">
          <table:table-cell table:style-name="ce9" office:value-type="string">
            <text:p>B2</text:p>
          </table:table-cell>
          <table:table-cell table:style-name="ce9" table:content-validation-name="val2"/>
          <table:table-cell table:style-name="ce9" table:content-validation-name="val3"/>
          <table:table-cell table:style-name="ce9"/>
          <table:table-cell table:style-name="ce9" table:formula="of:=COUNTIF([.B20:.B31];&quot;Sim&quot;)" office:value-type="float" office:value="12">
            <text:p>12</text:p>
          </table:table-cell>
          <table:table-cell table:style-name="ce9" table:formula="of:=COUNTIF([.C20:.C31];&quot;OK&quot;)" office:value-type="float" office:value="0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>
            <text:p>B2.1</text:p>
          </table:table-cell>
          <table:table-cell table:content-validation-name="val2" office:value-type="string">
            <text:p>Sim</text:p>
          </table:table-cell>
          <table:table-cell table:content-validation-name="val3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2.2</text:p>
          </table:table-cell>
          <table:table-cell table:content-validation-name="val2" office:value-type="string">
            <text:p>Sim</text:p>
          </table:table-cell>
          <table:table-cell table:content-validation-name="val3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2.3</text:p>
          </table:table-cell>
          <table:table-cell table:content-validation-name="val2" office:value-type="string">
            <text:p>Sim</text:p>
          </table:table-cell>
          <table:table-cell table:content-validation-name="val3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2.4</text:p>
          </table:table-cell>
          <table:table-cell table:content-validation-name="val2" office:value-type="string">
            <text:p>Sim</text:p>
          </table:table-cell>
          <table:table-cell table:content-validation-name="val3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2.5</text:p>
          </table:table-cell>
          <table:table-cell table:content-validation-name="val2" office:value-type="string">
            <text:p>Sim</text:p>
          </table:table-cell>
          <table:table-cell table:content-validation-name="val3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2.6</text:p>
          </table:table-cell>
          <table:table-cell table:content-validation-name="val2" office:value-type="string">
            <text:p>Sim</text:p>
          </table:table-cell>
          <table:table-cell table:content-validation-name="val3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2.7</text:p>
          </table:table-cell>
          <table:table-cell table:content-validation-name="val2" office:value-type="string">
            <text:p>Sim</text:p>
          </table:table-cell>
          <table:table-cell table:content-validation-name="val3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2.8</text:p>
          </table:table-cell>
          <table:table-cell table:content-validation-name="val2" office:value-type="string">
            <text:p>Sim</text:p>
          </table:table-cell>
          <table:table-cell table:content-validation-name="val3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2.9</text:p>
          </table:table-cell>
          <table:table-cell table:content-validation-name="val2" office:value-type="string">
            <text:p>Sim</text:p>
          </table:table-cell>
          <table:table-cell table:content-validation-name="val3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2.10</text:p>
          </table:table-cell>
          <table:table-cell table:content-validation-name="val2" office:value-type="string">
            <text:p>Sim</text:p>
          </table:table-cell>
          <table:table-cell table:content-validation-name="val3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2.11</text:p>
          </table:table-cell>
          <table:table-cell table:content-validation-name="val2" office:value-type="string">
            <text:p>Sim</text:p>
          </table:table-cell>
          <table:table-cell table:content-validation-name="val3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2.12</text:p>
          </table:table-cell>
          <table:table-cell table:content-validation-name="val2" office:value-type="string">
            <text:p>Sim</text:p>
          </table:table-cell>
          <table:table-cell table:content-validation-name="val3" office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1">
          <table:table-cell table:style-name="ce9" office:value-type="string">
            <text:p>B3</text:p>
          </table:table-cell>
          <table:table-cell table:style-name="ce9" table:content-validation-name="val2"/>
          <table:table-cell table:style-name="ce9" table:content-validation-name="val3"/>
          <table:table-cell table:style-name="ce9"/>
          <table:table-cell table:style-name="ce9" table:formula="of:=COUNTIF([.B34:.B41];&quot;Sim&quot;)" office:value-type="float" office:value="0">
            <text:p>0</text:p>
          </table:table-cell>
          <table:table-cell table:style-name="ce9" table:formula="of:=COUNTIF([.C34:.C41];&quot;OK&quot;)" office:value-type="float" office:value="0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>
            <text:p>B3.1</text:p>
          </table:table-cell>
          <table:table-cell table:content-validation-name="val2" office:value-type="string">
            <text:p>Não</text:p>
          </table:table-cell>
          <table:table-cell table:content-validation-name="val3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3.2</text:p>
          </table:table-cell>
          <table:table-cell table:content-validation-name="val2" office:value-type="string">
            <text:p>Não</text:p>
          </table:table-cell>
          <table:table-cell table:content-validation-name="val3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3.3</text:p>
          </table:table-cell>
          <table:table-cell table:content-validation-name="val2" office:value-type="string">
            <text:p>Não</text:p>
          </table:table-cell>
          <table:table-cell table:content-validation-name="val3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3.4</text:p>
          </table:table-cell>
          <table:table-cell table:content-validation-name="val2" office:value-type="string">
            <text:p>Não</text:p>
          </table:table-cell>
          <table:table-cell table:content-validation-name="val3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3.5</text:p>
          </table:table-cell>
          <table:table-cell table:content-validation-name="val2" office:value-type="string">
            <text:p>Não</text:p>
          </table:table-cell>
          <table:table-cell table:content-validation-name="val3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3.6</text:p>
          </table:table-cell>
          <table:table-cell table:content-validation-name="val2" office:value-type="string">
            <text:p>Não</text:p>
          </table:table-cell>
          <table:table-cell table:content-validation-name="val3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3.7</text:p>
          </table:table-cell>
          <table:table-cell table:content-validation-name="val2" office:value-type="string">
            <text:p>Não</text:p>
          </table:table-cell>
          <table:table-cell table:content-validation-name="val3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3.8</text:p>
          </table:table-cell>
          <table:table-cell table:content-validation-name="val2" office:value-type="string">
            <text:p>Não</text:p>
          </table:table-cell>
          <table:table-cell table:content-validation-name="val3" office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1">
          <table:table-cell table:style-name="ce9" office:value-type="string">
            <text:p>B4</text:p>
          </table:table-cell>
          <table:table-cell table:style-name="ce9" table:content-validation-name="val2"/>
          <table:table-cell table:style-name="ce9" table:content-validation-name="val3"/>
          <table:table-cell table:style-name="ce9"/>
          <table:table-cell table:style-name="ce9" table:formula="of:=COUNTIF([.B44:.B47];&quot;Sim&quot;)" office:value-type="float" office:value="0">
            <text:p>0</text:p>
          </table:table-cell>
          <table:table-cell table:style-name="ce9" table:formula="of:=COUNTIF([.C44:.C47];&quot;OK&quot;)" office:value-type="float" office:value="0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>
            <text:p>B4.1</text:p>
          </table:table-cell>
          <table:table-cell table:content-validation-name="val2" office:value-type="string">
            <text:p>Não</text:p>
          </table:table-cell>
          <table:table-cell table:content-validation-name="val3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4.2</text:p>
          </table:table-cell>
          <table:table-cell table:content-validation-name="val2" office:value-type="string">
            <text:p>Não</text:p>
          </table:table-cell>
          <table:table-cell table:content-validation-name="val3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4.3</text:p>
          </table:table-cell>
          <table:table-cell table:content-validation-name="val2" office:value-type="string">
            <text:p>Não</text:p>
          </table:table-cell>
          <table:table-cell table:content-validation-name="val3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4.4</text:p>
          </table:table-cell>
          <table:table-cell table:content-validation-name="val2" office:value-type="string">
            <text:p>Não</text:p>
          </table:table-cell>
          <table:table-cell table:content-validation-name="val3" office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1">
          <table:table-cell table:style-name="ce9" office:value-type="string">
            <text:p>B5</text:p>
          </table:table-cell>
          <table:table-cell table:style-name="ce9" table:content-validation-name="val2"/>
          <table:table-cell table:style-name="ce9" table:content-validation-name="val3"/>
          <table:table-cell table:style-name="ce9"/>
          <table:table-cell table:style-name="ce9" table:formula="of:=COUNTIF([.B50:.B56];&quot;Sim&quot;)" office:value-type="float" office:value="0">
            <text:p>0</text:p>
          </table:table-cell>
          <table:table-cell table:style-name="ce9" table:formula="of:=COUNTIF([.C50:.C56];&quot;OK&quot;)" office:value-type="float" office:value="0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>
            <text:p>B5.1</text:p>
          </table:table-cell>
          <table:table-cell table:content-validation-name="val2" office:value-type="string">
            <text:p>Não</text:p>
          </table:table-cell>
          <table:table-cell table:content-validation-name="val3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5.2</text:p>
          </table:table-cell>
          <table:table-cell table:content-validation-name="val2" office:value-type="string">
            <text:p>Não</text:p>
          </table:table-cell>
          <table:table-cell table:content-validation-name="val3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5.3</text:p>
          </table:table-cell>
          <table:table-cell table:content-validation-name="val2" office:value-type="string">
            <text:p>Não</text:p>
          </table:table-cell>
          <table:table-cell table:content-validation-name="val3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5.4</text:p>
          </table:table-cell>
          <table:table-cell table:content-validation-name="val2" office:value-type="string">
            <text:p>Não</text:p>
          </table:table-cell>
          <table:table-cell table:content-validation-name="val3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5.5</text:p>
          </table:table-cell>
          <table:table-cell table:content-validation-name="val2" office:value-type="string">
            <text:p>Não</text:p>
          </table:table-cell>
          <table:table-cell table:content-validation-name="val3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5.6</text:p>
          </table:table-cell>
          <table:table-cell table:content-validation-name="val2" office:value-type="string">
            <text:p>Não</text:p>
          </table:table-cell>
          <table:table-cell table:content-validation-name="val3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5.7</text:p>
          </table:table-cell>
          <table:table-cell table:content-validation-name="val2" office:value-type="string">
            <text:p>Não</text:p>
          </table:table-cell>
          <table:table-cell table:content-validation-name="val3" office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1">
          <table:table-cell table:style-name="ce9" office:value-type="string">
            <text:p>B6</text:p>
          </table:table-cell>
          <table:table-cell table:style-name="ce9" table:content-validation-name="val2"/>
          <table:table-cell table:style-name="ce9" table:content-validation-name="val3"/>
          <table:table-cell table:style-name="ce9"/>
          <table:table-cell table:style-name="ce9" table:formula="of:=COUNTIF([.B59:.B65];&quot;Sim&quot;)" office:value-type="float" office:value="0">
            <text:p>0</text:p>
          </table:table-cell>
          <table:table-cell table:style-name="ce9" table:formula="of:=COUNTIF([.C59:.C65];&quot;OK&quot;)" office:value-type="float" office:value="0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>
            <text:p>B6.1</text:p>
          </table:table-cell>
          <table:table-cell table:content-validation-name="val2" office:value-type="string">
            <text:p>Não</text:p>
          </table:table-cell>
          <table:table-cell table:content-validation-name="val3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6.2</text:p>
          </table:table-cell>
          <table:table-cell table:content-validation-name="val2" office:value-type="string">
            <text:p>Não</text:p>
          </table:table-cell>
          <table:table-cell table:content-validation-name="val3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6.3</text:p>
          </table:table-cell>
          <table:table-cell table:content-validation-name="val2" office:value-type="string">
            <text:p>Não</text:p>
          </table:table-cell>
          <table:table-cell table:content-validation-name="val3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6.4</text:p>
          </table:table-cell>
          <table:table-cell table:content-validation-name="val2" office:value-type="string">
            <text:p>Não</text:p>
          </table:table-cell>
          <table:table-cell table:content-validation-name="val3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6.5</text:p>
          </table:table-cell>
          <table:table-cell table:content-validation-name="val2" office:value-type="string">
            <text:p>Não</text:p>
          </table:table-cell>
          <table:table-cell table:content-validation-name="val3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6.6</text:p>
          </table:table-cell>
          <table:table-cell table:content-validation-name="val2" office:value-type="string">
            <text:p>Não</text:p>
          </table:table-cell>
          <table:table-cell table:content-validation-name="val3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6.7</text:p>
          </table:table-cell>
          <table:table-cell table:content-validation-name="val2" office:value-type="string">
            <text:p>Não</text:p>
          </table:table-cell>
          <table:table-cell table:content-validation-name="val3" office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1">
          <table:table-cell table:style-name="ce9" office:value-type="string">
            <text:p>B7</text:p>
          </table:table-cell>
          <table:table-cell table:style-name="ce9" table:content-validation-name="val2"/>
          <table:table-cell table:style-name="ce9" table:content-validation-name="val3"/>
          <table:table-cell table:style-name="ce9"/>
          <table:table-cell table:style-name="ce9" table:formula="of:=COUNTIF([.B68:.B71];&quot;Sim&quot;)" office:value-type="float" office:value="0">
            <text:p>0</text:p>
          </table:table-cell>
          <table:table-cell table:style-name="ce9" table:formula="of:=COUNTIF([.C68:.C71];&quot;OK&quot;)" office:value-type="float" office:value="0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>
            <text:p>B7.1</text:p>
          </table:table-cell>
          <table:table-cell table:content-validation-name="val2" office:value-type="string">
            <text:p>Não</text:p>
          </table:table-cell>
          <table:table-cell table:content-validation-name="val3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7.2</text:p>
          </table:table-cell>
          <table:table-cell table:content-validation-name="val2" office:value-type="string">
            <text:p>Não</text:p>
          </table:table-cell>
          <table:table-cell table:content-validation-name="val3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7.3</text:p>
          </table:table-cell>
          <table:table-cell table:content-validation-name="val2" office:value-type="string">
            <text:p>Não</text:p>
          </table:table-cell>
          <table:table-cell table:content-validation-name="val3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7.4</text:p>
          </table:table-cell>
          <table:table-cell table:content-validation-name="val2" office:value-type="string">
            <text:p>Não</text:p>
          </table:table-cell>
          <table:table-cell table:content-validation-name="val3" office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1">
          <table:table-cell table:style-name="ce9" office:value-type="string">
            <text:p>C1</text:p>
          </table:table-cell>
          <table:table-cell table:style-name="ce9" table:content-validation-name="val2"/>
          <table:table-cell table:style-name="ce9" table:content-validation-name="val3"/>
          <table:table-cell table:style-name="ce9"/>
          <table:table-cell table:style-name="ce9" table:formula="of:=COUNTIF([.B74:.B75];&quot;Sim&quot;)" office:value-type="float" office:value="2">
            <text:p>2</text:p>
          </table:table-cell>
          <table:table-cell table:style-name="ce9" table:formula="of:=COUNTIF([.C74:.C75];&quot;OK&quot;)" office:value-type="float" office:value="0">
            <text:p>0</text:p>
          </table:table-cell>
          <table:table-cell table:style-name="ce9" table:number-columns-repeated="1018"/>
        </table:table-row>
        <table:table-row table:style-name="ro1">
          <table:table-cell table:style-name="ce8" office:value-type="string">
            <text:p>C1.1</text:p>
          </table:table-cell>
          <table:table-cell table:style-name="ce8" table:content-validation-name="val2" office:value-type="string">
            <text:p>Sim</text:p>
          </table:table-cell>
          <table:table-cell table:style-name="ce8" table:content-validation-name="val3" office:value-type="string">
            <text:p>NC</text:p>
          </table:table-cell>
          <table:table-cell table:style-name="ce8"/>
          <table:table-cell table:number-columns-repeated="2"/>
          <table:table-cell table:style-name="ce8" table:number-columns-repeated="1018"/>
        </table:table-row>
        <table:table-row table:style-name="ro1">
          <table:table-cell office:value-type="string">
            <text:p>C1.2</text:p>
          </table:table-cell>
          <table:table-cell table:content-validation-name="val2" office:value-type="string">
            <text:p>Sim</text:p>
          </table:table-cell>
          <table:table-cell table:content-validation-name="val3" office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1">
          <table:table-cell table:style-name="ce9" office:value-type="string">
            <text:p>C2</text:p>
          </table:table-cell>
          <table:table-cell table:style-name="ce9" table:content-validation-name="val2"/>
          <table:table-cell table:style-name="ce9" table:content-validation-name="val3"/>
          <table:table-cell table:style-name="ce9"/>
          <table:table-cell table:style-name="ce9" table:formula="of:=COUNTIF([.B78:.B79];&quot;Sim&quot;)" office:value-type="float" office:value="0">
            <text:p>0</text:p>
          </table:table-cell>
          <table:table-cell table:style-name="ce9" table:formula="of:=COUNTIF([.C78:.C79];&quot;OK&quot;)" office:value-type="float" office:value="0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>
            <text:p>C2.1</text:p>
          </table:table-cell>
          <table:table-cell table:content-validation-name="val2" office:value-type="string">
            <text:p>Não</text:p>
          </table:table-cell>
          <table:table-cell table:content-validation-name="val3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C2.2</text:p>
          </table:table-cell>
          <table:table-cell table:content-validation-name="val2" office:value-type="string">
            <text:p>Não</text:p>
          </table:table-cell>
          <table:table-cell table:content-validation-name="val3" office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1">
          <table:table-cell table:style-name="ce9" office:value-type="string">
            <text:p>D1</text:p>
          </table:table-cell>
          <table:table-cell table:style-name="ce9" table:content-validation-name="val2"/>
          <table:table-cell table:style-name="ce9" table:content-validation-name="val3"/>
          <table:table-cell table:style-name="ce9"/>
          <table:table-cell table:style-name="ce9" table:formula="of:=COUNTIF([.B82:.B86];&quot;Sim&quot;)" office:value-type="float" office:value="5">
            <text:p>5</text:p>
          </table:table-cell>
          <table:table-cell table:style-name="ce9" table:formula="of:=COUNTIF([.C82:.C86];&quot;OK&quot;)" office:value-type="float" office:value="0">
            <text:p>0</text:p>
          </table:table-cell>
          <table:table-cell table:style-name="ce9" table:number-columns-repeated="1018"/>
        </table:table-row>
        <table:table-row table:style-name="ro1">
          <table:table-cell table:style-name="ce8" office:value-type="string">
            <text:p>D1.1</text:p>
          </table:table-cell>
          <table:table-cell table:style-name="ce8" table:content-validation-name="val2" office:value-type="string">
            <text:p>Sim</text:p>
          </table:table-cell>
          <table:table-cell table:style-name="ce8" table:content-validation-name="val3" office:value-type="string">
            <text:p>NC</text:p>
          </table:table-cell>
          <table:table-cell table:style-name="ce8"/>
          <table:table-cell table:number-columns-repeated="2"/>
          <table:table-cell table:style-name="ce8" table:number-columns-repeated="1018"/>
        </table:table-row>
        <table:table-row table:style-name="ro1">
          <table:table-cell office:value-type="string">
            <text:p>D1.2</text:p>
          </table:table-cell>
          <table:table-cell table:content-validation-name="val2" office:value-type="string">
            <text:p>Sim</text:p>
          </table:table-cell>
          <table:table-cell table:content-validation-name="val3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D1.3</text:p>
          </table:table-cell>
          <table:table-cell table:content-validation-name="val2" office:value-type="string">
            <text:p>Sim</text:p>
          </table:table-cell>
          <table:table-cell table:content-validation-name="val3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D1.4</text:p>
          </table:table-cell>
          <table:table-cell table:content-validation-name="val2" office:value-type="string">
            <text:p>Sim</text:p>
          </table:table-cell>
          <table:table-cell table:content-validation-name="val3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D1.5</text:p>
          </table:table-cell>
          <table:table-cell table:content-validation-name="val2" office:value-type="string">
            <text:p>Sim</text:p>
          </table:table-cell>
          <table:table-cell table:content-validation-name="val3" office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1">
          <table:table-cell table:style-name="ce9" office:value-type="string">
            <text:p>D2</text:p>
          </table:table-cell>
          <table:table-cell table:style-name="ce9" table:content-validation-name="val2"/>
          <table:table-cell table:style-name="ce9" table:content-validation-name="val3"/>
          <table:table-cell table:style-name="ce9"/>
          <table:table-cell table:style-name="ce9" table:formula="of:=COUNTIF([.B89:.B92];&quot;Sim&quot;)" office:value-type="float" office:value="0">
            <text:p>0</text:p>
          </table:table-cell>
          <table:table-cell table:style-name="ce9" table:formula="of:=COUNTIF([.C89:.C92];&quot;OK&quot;)" office:value-type="float" office:value="0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>
            <text:p>D2.1</text:p>
          </table:table-cell>
          <table:table-cell table:content-validation-name="val2" office:value-type="string">
            <text:p>Não</text:p>
          </table:table-cell>
          <table:table-cell table:content-validation-name="val3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D2.2</text:p>
          </table:table-cell>
          <table:table-cell table:content-validation-name="val2" office:value-type="string">
            <text:p>Não</text:p>
          </table:table-cell>
          <table:table-cell table:content-validation-name="val3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D2.3</text:p>
          </table:table-cell>
          <table:table-cell table:content-validation-name="val2" office:value-type="string">
            <text:p>Não</text:p>
          </table:table-cell>
          <table:table-cell table:content-validation-name="val3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D2.4</text:p>
          </table:table-cell>
          <table:table-cell table:content-validation-name="val2" office:value-type="string">
            <text:p>Não</text:p>
          </table:table-cell>
          <table:table-cell table:content-validation-name="val3" office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1">
          <table:table-cell table:style-name="ce9" office:value-type="string">
            <text:p>D3</text:p>
          </table:table-cell>
          <table:table-cell table:style-name="ce9" table:content-validation-name="val2"/>
          <table:table-cell table:style-name="ce9" table:content-validation-name="val3"/>
          <table:table-cell table:style-name="ce9"/>
          <table:table-cell table:style-name="ce9" table:formula="of:=COUNTIF([.B95:.B100];&quot;Sim&quot;)" office:value-type="float" office:value="0">
            <text:p>0</text:p>
          </table:table-cell>
          <table:table-cell table:style-name="ce9" table:formula="of:=COUNTIF([.C95:.C100];&quot;OK&quot;)" office:value-type="float" office:value="0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>
            <text:p>D3.1</text:p>
          </table:table-cell>
          <table:table-cell table:content-validation-name="val2" office:value-type="string">
            <text:p>Não</text:p>
          </table:table-cell>
          <table:table-cell table:content-validation-name="val3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D3.2</text:p>
          </table:table-cell>
          <table:table-cell table:content-validation-name="val2" office:value-type="string">
            <text:p>Não</text:p>
          </table:table-cell>
          <table:table-cell table:content-validation-name="val3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D3.3</text:p>
          </table:table-cell>
          <table:table-cell table:content-validation-name="val2" office:value-type="string">
            <text:p>Não</text:p>
          </table:table-cell>
          <table:table-cell table:content-validation-name="val3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D3.4</text:p>
          </table:table-cell>
          <table:table-cell table:content-validation-name="val2" office:value-type="string">
            <text:p>Não</text:p>
          </table:table-cell>
          <table:table-cell table:content-validation-name="val3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D3.5</text:p>
          </table:table-cell>
          <table:table-cell table:content-validation-name="val2" office:value-type="string">
            <text:p>Não</text:p>
          </table:table-cell>
          <table:table-cell table:content-validation-name="val3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D3.6</text:p>
          </table:table-cell>
          <table:table-cell table:content-validation-name="val2" office:value-type="string">
            <text:p>Não</text:p>
          </table:table-cell>
          <table:table-cell table:content-validation-name="val3" office:value-type="string">
            <text:p>NC</text:p>
          </table:table-cell>
          <table:table-cell table:number-columns-repeated="1021"/>
        </table:table-row>
        <table:table-row table:style-name="ro1" table:number-rows-repeated="29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32">
          <table:table-cell/>
          <table:table-cell table:content-validation-name="val2"/>
          <table:table-cell table:number-columns-repeated="1022"/>
        </table:table-row>
        <table:table-row table:style-name="ro1">
          <table:table-cell/>
          <table:table-cell table:content-validation-name="val2"/>
          <table:table-cell table:number-columns-repeated="1022"/>
        </table:table-row>
      </table:table>
      <table:table table:name="EntryPoint - Casos de Teste" table:style-name="ta1">
        <table:table-column table:style-name="co4" table:default-cell-style-name="Default"/>
        <table:table-column table:style-name="co3" table:number-columns-repeated="1023" table:default-cell-style-name="Default"/>
        <table:table-row table:style-name="ro1">
          <table:table-cell table:style-name="ce10" office:value-type="string">
            <text:p>Passo</text:p>
          </table:table-cell>
          <table:table-cell table:style-name="ce10" office:value-type="string">
            <text:p>Desenvolver</text:p>
          </table:table-cell>
          <table:table-cell table:style-name="ce10" office:value-type="string">
            <text:p>Status</text:p>
          </table:table-cell>
          <table:table-cell table:style-name="ce10"/>
          <table:table-cell table:style-name="ce10" office:value-type="string">
            <text:p>Quantidade</text:p>
          </table:table-cell>
          <table:table-cell table:style-name="ce10" office:value-type="string">
            <text:p>Concluido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>
            <text:p>A1</text:p>
          </table:table-cell>
          <table:table-cell table:style-name="ce9" table:number-columns-repeated="3"/>
          <table:table-cell table:style-name="ce9" table:formula="of:=COUNTIF([.B3:.B13];&quot;Sim&quot;)" office:value-type="float" office:value="11">
            <text:p>11</text:p>
          </table:table-cell>
          <table:table-cell table:style-name="ce9" table:formula="of:=COUNTIF([.C3:.C13];&quot;OK&quot;)" office:value-type="float" office:value="0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>
            <text:p>A1.1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A1.2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A1.3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A1.4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A1.5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A1.6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A1.7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A1.8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A1.9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A1.10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A1.11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9" office:value-type="string">
            <text:p>A2</text:p>
          </table:table-cell>
          <table:table-cell table:style-name="ce7" table:content-validation-name="val4"/>
          <table:table-cell table:style-name="ce7" table:content-validation-name="val6"/>
          <table:table-cell table:style-name="ce9"/>
          <table:table-cell table:style-name="ce9" table:formula="of:=COUNTIF([.B16:.B24];&quot;Sim&quot;)" office:value-type="float" office:value="9">
            <text:p>9</text:p>
          </table:table-cell>
          <table:table-cell table:style-name="ce9" table:formula="of:=COUNTIF([.C16:.C24];&quot;OK&quot;)" office:value-type="float" office:value="0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>
            <text:p>A2.1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A2.2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A2.3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A2.4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A2.5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A2.6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A2.7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A2.8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A2.9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9" office:value-type="string">
            <text:p>A3</text:p>
          </table:table-cell>
          <table:table-cell table:style-name="ce7" table:content-validation-name="val4"/>
          <table:table-cell table:style-name="ce7" table:content-validation-name="val6"/>
          <table:table-cell table:style-name="ce9"/>
          <table:table-cell table:style-name="ce9" table:formula="of:=COUNTIF([.B27:.B32];&quot;Sim&quot;)" office:value-type="float" office:value="6">
            <text:p>6</text:p>
          </table:table-cell>
          <table:table-cell table:style-name="ce9" table:formula="of:=COUNTIF([.C27:.C32];&quot;OK&quot;)" office:value-type="float" office:value="0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>
            <text:p>A3.1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A3.2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A3.3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A3.4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A3.5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A3.6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9" office:value-type="string">
            <text:p>A4</text:p>
          </table:table-cell>
          <table:table-cell table:style-name="ce7" table:content-validation-name="val4"/>
          <table:table-cell table:style-name="ce7" table:content-validation-name="val6"/>
          <table:table-cell table:style-name="ce9"/>
          <table:table-cell table:style-name="ce9" table:formula="of:=COUNTIF([.B35:.B44];&quot;Sim&quot;)" office:value-type="float" office:value="10">
            <text:p>10</text:p>
          </table:table-cell>
          <table:table-cell table:style-name="ce9" table:formula="of:=COUNTIF([.C35:.C44];&quot;OK&quot;)" office:value-type="float" office:value="0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>
            <text:p>A4.1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A4.2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A4.3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A4.4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A4.5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A4.6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A4.7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A4.8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A4.9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A4.10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9" office:value-type="string">
            <text:p>A5</text:p>
          </table:table-cell>
          <table:table-cell table:style-name="ce7" table:content-validation-name="val4"/>
          <table:table-cell table:style-name="ce7" table:content-validation-name="val6"/>
          <table:table-cell table:style-name="ce9"/>
          <table:table-cell table:style-name="ce9" table:formula="of:=COUNTIF([.B47:.B50];&quot;Sim&quot;)" office:value-type="float" office:value="4">
            <text:p>4</text:p>
          </table:table-cell>
          <table:table-cell table:style-name="ce9" table:formula="of:=COUNTIF([.C47:.C50];&quot;OK&quot;)" office:value-type="float" office:value="0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>
            <text:p>A5.1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A5.2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A5.3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A5.4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9" office:value-type="string">
            <text:p>B1</text:p>
          </table:table-cell>
          <table:table-cell table:style-name="ce7" table:content-validation-name="val4"/>
          <table:table-cell table:style-name="ce7" table:content-validation-name="val6"/>
          <table:table-cell table:style-name="ce9"/>
          <table:table-cell table:style-name="ce9" table:formula="of:=COUNTIF([.B53:.B61];&quot;Sim&quot;)" office:value-type="float" office:value="9">
            <text:p>9</text:p>
          </table:table-cell>
          <table:table-cell table:style-name="ce9" table:formula="of:=COUNTIF([.C53:.C61];&quot;OK&quot;)" office:value-type="float" office:value="0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>
            <text:p>B1.1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1.2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1.3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1.4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1.5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1.6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1.7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1.8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1.9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9" office:value-type="string">
            <text:p>B2</text:p>
          </table:table-cell>
          <table:table-cell table:style-name="ce7" table:content-validation-name="val4"/>
          <table:table-cell table:style-name="ce7" table:content-validation-name="val6"/>
          <table:table-cell table:style-name="ce9"/>
          <table:table-cell table:style-name="ce9" table:formula="of:=COUNTIF([.B64:.B72];&quot;Sim&quot;)" office:value-type="float" office:value="9">
            <text:p>9</text:p>
          </table:table-cell>
          <table:table-cell table:style-name="ce9" table:formula="of:=COUNTIF([.C64:.C72];&quot;OK&quot;)" office:value-type="float" office:value="0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>
            <text:p>B2.1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2.2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2.3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2.4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2.5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2.6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2.7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2.8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2.9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9" office:value-type="string">
            <text:p>B3</text:p>
          </table:table-cell>
          <table:table-cell table:style-name="ce7" table:content-validation-name="val4"/>
          <table:table-cell table:style-name="ce7" table:content-validation-name="val6"/>
          <table:table-cell table:style-name="ce9"/>
          <table:table-cell table:style-name="ce9" table:formula="of:=COUNTIF([.B75:.B79];&quot;Sim&quot;)" office:value-type="float" office:value="5">
            <text:p>5</text:p>
          </table:table-cell>
          <table:table-cell table:style-name="ce9" table:formula="of:=COUNTIF([.C75:.C79];&quot;OK&quot;)" office:value-type="float" office:value="0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>
            <text:p>B3.1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3.2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3.3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3.4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3.5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9" office:value-type="string">
            <text:p>B4</text:p>
          </table:table-cell>
          <table:table-cell table:style-name="ce7" table:content-validation-name="val4"/>
          <table:table-cell table:style-name="ce7" table:content-validation-name="val6"/>
          <table:table-cell table:style-name="ce9"/>
          <table:table-cell table:style-name="ce9" table:formula="of:=COUNTIF([.B82:.B89];&quot;Sim&quot;)" office:value-type="float" office:value="8">
            <text:p>8</text:p>
          </table:table-cell>
          <table:table-cell table:style-name="ce9" table:formula="of:=COUNTIF([.C82:.C89];&quot;OK&quot;)" office:value-type="float" office:value="0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>
            <text:p>B4.1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4.2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4.3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4.4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4.5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4.6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4.7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4.8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9" office:value-type="string">
            <text:p>B5</text:p>
          </table:table-cell>
          <table:table-cell table:style-name="ce7" table:content-validation-name="val4"/>
          <table:table-cell table:style-name="ce7" table:content-validation-name="val6"/>
          <table:table-cell table:style-name="ce9"/>
          <table:table-cell table:style-name="ce9" table:formula="of:=COUNTIF([.B92:.B102];&quot;Sim&quot;)" office:value-type="float" office:value="9">
            <text:p>9</text:p>
          </table:table-cell>
          <table:table-cell table:style-name="ce9" table:formula="of:=COUNTIF([.C92:.C102];&quot;OK&quot;)" office:value-type="float" office:value="0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>
            <text:p>B5.1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5.2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5.3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B5.4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9" office:value-type="string">
            <text:p>C1</text:p>
          </table:table-cell>
          <table:table-cell table:style-name="ce7" table:content-validation-name="val4"/>
          <table:table-cell table:style-name="ce7" table:content-validation-name="val6"/>
          <table:table-cell table:style-name="ce9"/>
          <table:table-cell table:style-name="ce9" table:formula="of:=COUNTIF([.B98:.B108];&quot;Sim&quot;)" office:value-type="float" office:value="10">
            <text:p>10</text:p>
          </table:table-cell>
          <table:table-cell table:style-name="ce9" table:formula="of:=COUNTIF([.C98:.C108];&quot;OK&quot;)" office:value-type="float" office:value="0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>
            <text:p>C1.1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C1.2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C1.3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C1.4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C1.5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C1.6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C1.7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C1.8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C1.9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C1.10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9" office:value-type="string">
            <text:p>C2</text:p>
          </table:table-cell>
          <table:table-cell table:style-name="ce7" table:content-validation-name="val4"/>
          <table:table-cell table:style-name="ce7" table:content-validation-name="val6"/>
          <table:table-cell table:style-name="ce9"/>
          <table:table-cell table:style-name="ce9" table:formula="of:=COUNTIF([.B110:.B120];&quot;Sim&quot;)" office:value-type="float" office:value="10">
            <text:p>10</text:p>
          </table:table-cell>
          <table:table-cell table:style-name="ce9" table:formula="of:=COUNTIF([.C110:.C120];&quot;OK&quot;)" office:value-type="float" office:value="0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>
            <text:p>C2.1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C2.2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C2.3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C2.4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C2.5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C2.6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C2.7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C2.8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C2.9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C2.10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9" office:value-type="string">
            <text:p>C3</text:p>
          </table:table-cell>
          <table:table-cell table:style-name="ce7" table:content-validation-name="val4"/>
          <table:table-cell table:style-name="ce7" table:content-validation-name="val6"/>
          <table:table-cell table:style-name="ce9"/>
          <table:table-cell table:style-name="ce9" table:formula="of:=COUNTIF([.B122:.B132];&quot;Sim&quot;)" office:value-type="float" office:value="9">
            <text:p>9</text:p>
          </table:table-cell>
          <table:table-cell table:style-name="ce9" table:formula="of:=COUNTIF([.C122:.C132];&quot;OK&quot;)" office:value-type="float" office:value="0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>
            <text:p>C3.1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C3.2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C3.3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C3.4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C3.5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9" office:value-type="string">
            <text:p>C4</text:p>
          </table:table-cell>
          <table:table-cell table:style-name="ce7" table:content-validation-name="val4"/>
          <table:table-cell table:style-name="ce7" table:content-validation-name="val6"/>
          <table:table-cell table:style-name="ce9"/>
          <table:table-cell table:style-name="ce9" table:formula="of:=COUNTIF([.B129:.B139];&quot;Sim&quot;)" office:value-type="float" office:value="9">
            <text:p>9</text:p>
          </table:table-cell>
          <table:table-cell table:style-name="ce9" table:formula="of:=COUNTIF([.C129:.C139];&quot;OK&quot;)" office:value-type="float" office:value="0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>
            <text:p>C4.1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C4.2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C4.3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C4.4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C4.5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C4.6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C4.7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C4.8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C4.9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9" office:value-type="string">
            <text:p>C5</text:p>
          </table:table-cell>
          <table:table-cell table:style-name="ce7" table:content-validation-name="val4"/>
          <table:table-cell table:style-name="ce7" table:content-validation-name="val6"/>
          <table:table-cell table:style-name="ce9"/>
          <table:table-cell table:style-name="ce9" table:formula="of:=COUNTIF([.B140:.B144];&quot;Sim&quot;)" office:value-type="float" office:value="5">
            <text:p>5</text:p>
          </table:table-cell>
          <table:table-cell table:style-name="ce9" table:formula="of:=COUNTIF([.C140:.C144];&quot;OK&quot;)" office:value-type="float" office:value="0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>
            <text:p>C5.1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C5.2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C5.3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C5.4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C5.5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9" office:value-type="string">
            <text:p>C6</text:p>
          </table:table-cell>
          <table:table-cell table:style-name="ce7" table:content-validation-name="val4"/>
          <table:table-cell table:style-name="ce7" table:content-validation-name="val6"/>
          <table:table-cell table:style-name="ce9"/>
          <table:table-cell table:style-name="ce9" table:formula="of:=COUNTIF([.B147:.B150];&quot;Sim&quot;)" office:value-type="float" office:value="4">
            <text:p>4</text:p>
          </table:table-cell>
          <table:table-cell table:style-name="ce9" table:formula="of:=COUNTIF([.C147:.C150];&quot;OK&quot;)" office:value-type="float" office:value="0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>
            <text:p>C6.1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C6.2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C6.3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C6.4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9" office:value-type="string">
            <text:p>D1</text:p>
          </table:table-cell>
          <table:table-cell table:style-name="ce7" table:content-validation-name="val4"/>
          <table:table-cell table:style-name="ce7" table:content-validation-name="val6"/>
          <table:table-cell table:style-name="ce9"/>
          <table:table-cell table:style-name="ce9" table:formula="of:=COUNTIF([.B153:.B156];&quot;Sim&quot;)" office:value-type="float" office:value="4">
            <text:p>4</text:p>
          </table:table-cell>
          <table:table-cell table:style-name="ce9" table:formula="of:=COUNTIF([.C153:.C156];&quot;OK&quot;)" office:value-type="float" office:value="0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>
            <text:p>D1.1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D1.2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D1.3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D1.4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9" office:value-type="string">
            <text:p>D2</text:p>
          </table:table-cell>
          <table:table-cell table:style-name="ce7" table:content-validation-name="val4"/>
          <table:table-cell table:style-name="ce7" table:content-validation-name="val6"/>
          <table:table-cell table:style-name="ce9"/>
          <table:table-cell table:style-name="ce9" table:formula="of:=COUNTIF([.B159:.B162];&quot;Sim&quot;)" office:value-type="float" office:value="4">
            <text:p>4</text:p>
          </table:table-cell>
          <table:table-cell table:style-name="ce9" table:formula="of:=COUNTIF([.C159:.C162];&quot;OK&quot;)" office:value-type="float" office:value="0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>
            <text:p>D2.1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D2.2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D2.3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D2.4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9" office:value-type="string">
            <text:p>D3</text:p>
          </table:table-cell>
          <table:table-cell table:style-name="ce7" table:content-validation-name="val4"/>
          <table:table-cell table:style-name="ce7" table:content-validation-name="val6"/>
          <table:table-cell table:style-name="ce9"/>
          <table:table-cell table:style-name="ce9" table:formula="of:=COUNTIF([.B165:.B168];&quot;Sim&quot;)" office:value-type="float" office:value="4">
            <text:p>4</text:p>
          </table:table-cell>
          <table:table-cell table:style-name="ce9" table:formula="of:=COUNTIF([.C165:.C168];&quot;OK&quot;)" office:value-type="float" office:value="0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>
            <text:p>D3.1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D3.2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D3.3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D3.4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9" office:value-type="string">
            <text:p>E1</text:p>
          </table:table-cell>
          <table:table-cell table:style-name="ce7" table:content-validation-name="val4"/>
          <table:table-cell table:style-name="ce7" table:content-validation-name="val6"/>
          <table:table-cell table:style-name="ce9"/>
          <table:table-cell table:style-name="ce9" table:formula="of:=COUNTIF([.B171:.B175];&quot;Sim&quot;)" office:value-type="float" office:value="5">
            <text:p>5</text:p>
          </table:table-cell>
          <table:table-cell table:style-name="ce9" table:formula="of:=COUNTIF([.C171:.C175];&quot;OK&quot;)" office:value-type="float" office:value="0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>
            <text:p>E1.1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E1.2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E1.3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E1.4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E1.5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9" office:value-type="string">
            <text:p>E2</text:p>
          </table:table-cell>
          <table:table-cell table:style-name="ce7" table:content-validation-name="val4"/>
          <table:table-cell table:style-name="ce7" table:content-validation-name="val6"/>
          <table:table-cell table:style-name="ce9"/>
          <table:table-cell table:style-name="ce9" table:formula="of:=COUNTIF([.B178:.B182];&quot;Sim&quot;)" office:value-type="float" office:value="5">
            <text:p>5</text:p>
          </table:table-cell>
          <table:table-cell table:style-name="ce9" table:formula="of:=COUNTIF([.C178:.C182];&quot;OK&quot;)" office:value-type="float" office:value="0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>
            <text:p>E2.1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E2.2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E2.3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E2.4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E2.5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9" office:value-type="string">
            <text:p>E3</text:p>
          </table:table-cell>
          <table:table-cell table:style-name="ce7" table:content-validation-name="val4"/>
          <table:table-cell table:style-name="ce7" table:content-validation-name="val6"/>
          <table:table-cell table:style-name="ce9"/>
          <table:table-cell table:style-name="ce9" table:formula="of:=COUNTIF([.B185:.B189];&quot;Sim&quot;)" office:value-type="float" office:value="5">
            <text:p>5</text:p>
          </table:table-cell>
          <table:table-cell table:style-name="ce9" table:formula="of:=COUNTIF([.C185:.C189];&quot;OK&quot;)" office:value-type="float" office:value="0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>
            <text:p>E3.1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E3.2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E3.3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E3.4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E3.5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9" office:value-type="string">
            <text:p>M</text:p>
          </table:table-cell>
          <table:table-cell table:style-name="ce7" table:content-validation-name="val4"/>
          <table:table-cell table:style-name="ce7" table:content-validation-name="val6"/>
          <table:table-cell table:style-name="ce9"/>
          <table:table-cell table:style-name="ce9" table:formula="of:=COUNTIF([.B192:.B192];&quot;Sim&quot;)" office:value-type="float" office:value="1">
            <text:p>1</text:p>
          </table:table-cell>
          <table:table-cell table:style-name="ce9" table:formula="of:=COUNTIF([.C192:.C192];&quot;OK&quot;)" office:value-type="float" office:value="0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>
            <text:p>M.1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9" office:value-type="string">
            <text:p>V</text:p>
          </table:table-cell>
          <table:table-cell table:style-name="ce7" table:content-validation-name="val4"/>
          <table:table-cell table:style-name="ce7" table:content-validation-name="val6"/>
          <table:table-cell table:style-name="ce9"/>
          <table:table-cell table:style-name="ce9" table:formula="of:=COUNTIF([.B195:.B196];&quot;Sim&quot;)" office:value-type="float" office:value="2">
            <text:p>2</text:p>
          </table:table-cell>
          <table:table-cell table:style-name="ce9" table:formula="of:=COUNTIF([.C195:.C196];&quot;OK&quot;)" office:value-type="float" office:value="0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>
            <text:p>V.1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>
            <text:p>V.2</text:p>
          </table:table-cell>
          <table:table-cell table:content-validation-name="val4" office:value-type="string">
            <text:p>Sim</text:p>
          </table:table-cell>
          <table:table-cell table:content-validation-name="val6" office:value-type="string">
            <text:p>NC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content-validation-name="val7"/>
          <table:table-cell table:number-columns-repeated="1021"/>
        </table:table-row>
        <table:table-row table:style-name="ro1">
          <table:table-cell table:style-name="ce9" table:number-columns-repeated="1024"/>
        </table:table-row>
        <table:table-row table:style-name="ro1" table:number-rows-repeated="35">
          <table:table-cell table:number-columns-repeated="1024"/>
        </table:table-row>
        <table:table-row table:style-name="ro1">
          <table:table-cell/>
          <table:table-cell table:content-validation-name="val5"/>
          <table:table-cell table:number-columns-repeated="1022"/>
        </table:table-row>
      </table:table>
      <table:table table:name="Dados" table:style-name="ta1"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4" table:number-columns-repeated="1021" table:default-cell-style-name="ce6"/>
        <table:table-row table:style-name="ro1">
          <table:table-cell table:style-name="ce11" office:value-type="string">
            <text:p>Opcao</text:p>
          </table:table-cell>
          <table:table-cell table:style-name="ce11" office:value-type="string">
            <text:p>Status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3" office:value-type="string">
            <text:p>Sim</text:p>
          </table:table-cell>
          <table:table-cell table:style-name="ce3" office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 office:value-type="string">
            <text:p>Não</text:p>
          </table:table-cell>
          <table:table-cell table:style-name="ce3" office:value-type="string">
            <text:p>NC</text:p>
          </table:table-cell>
          <table:table-cell table:style-name="ce4"/>
          <table:table-cell table:number-columns-repeated="1021"/>
        </table:table-row>
        <table:table-row table:style-name="ro1" table:number-rows-repeated="5">
          <table:table-cell table:style-name="ce3" table:number-columns-repeated="2"/>
          <table:table-cell table:style-name="ce4"/>
          <table:table-cell table:number-columns-repeated="1021"/>
        </table:table-row>
        <table:table-row table:style-name="ro1" table:number-rows-repeated="5">
          <table:table-cell table:style-name="ce3" table:number-columns-repeated="3"/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, 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4">04/09/2015</text:date>, <text:time>16:08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4T00:15:16.005000000</meta:creation-date>
    <dc:date>2015-09-04T16:08:57.08</dc:date>
    <meta:editing-duration>PT4H41M57S</meta:editing-duration>
    <meta:editing-cycles>40</meta:editing-cycles>
    <meta:generator>OpenOffice/4.0.0$Win32 OpenOffice.org_project/400m3$Build-9702</meta:generator>
    <dc:creator>Tiago Chagas</dc:creator>
    <meta:document-statistic meta:table-count="5" meta:cell-count="934" meta:object-count="0"/>
  </office:meta>
</office:document-meta>
</file>